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Dotum" svg:font-family="UnDot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nDotum" officeooo:rsid="000eed43" officeooo:paragraph-rsid="000eed43"/>
    </style:style>
    <style:style style:name="P2" style:family="paragraph" style:parent-style-name="Text_20_body">
      <style:paragraph-properties fo:text-align="center" style:justify-single-word="false"/>
      <style:text-properties style:font-name="UnDotum"/>
    </style:style>
    <style:style style:name="P3" style:family="paragraph" style:parent-style-name="Text_20_body">
      <style:paragraph-properties fo:text-align="center" style:justify-single-word="false"/>
      <style:text-properties style:font-name="UnDotum" officeooo:rsid="0019ec71" officeooo:paragraph-rsid="0019ec71"/>
    </style:style>
    <style:style style:name="P4" style:family="paragraph" style:parent-style-name="Text_20_body">
      <style:paragraph-properties fo:text-align="center" style:justify-single-word="false"/>
      <style:text-properties style:font-name="UnDotum" officeooo:rsid="001ad75b" officeooo:paragraph-rsid="001ad75b"/>
    </style:style>
    <style:style style:name="P5" style:family="paragraph" style:parent-style-name="Text_20_body">
      <style:paragraph-properties fo:text-align="center" style:justify-single-word="false"/>
      <style:text-properties style:font-name="UnDotum" officeooo:rsid="001b4ae0" officeooo:paragraph-rsid="001b4ae0"/>
    </style:style>
    <style:style style:name="P6" style:family="paragraph" style:parent-style-name="Text_20_body">
      <style:paragraph-properties fo:text-align="center" style:justify-single-word="false"/>
      <style:text-properties style:font-name="UnDotum" officeooo:rsid="001c2853" officeooo:paragraph-rsid="001c2853"/>
    </style:style>
    <style:style style:name="P7" style:family="paragraph" style:parent-style-name="Title">
      <style:text-properties style:font-name="UnDotum" fo:font-size="36pt" style:font-size-asian="36pt" style:font-size-complex="36pt"/>
    </style:style>
    <style:style style:name="P8" style:family="paragraph" style:parent-style-name="Title">
      <style:text-properties style:font-name="UnDotum" fo:font-size="36pt" officeooo:rsid="0013ca8f" officeooo:paragraph-rsid="0013ca8f" style:font-size-asian="36pt" style:font-size-complex="36pt"/>
    </style:style>
    <style:style style:name="P9" style:family="paragraph" style:parent-style-name="Text_20_body">
      <style:paragraph-properties fo:text-align="center" style:justify-single-word="false"/>
      <style:text-properties style:font-name="UnDotum" officeooo:rsid="00220bbe" officeooo:paragraph-rsid="00221ca6"/>
    </style:style>
    <style:style style:name="T1" style:family="text">
      <style:text-properties officeooo:rsid="00117e0d"/>
    </style:style>
    <style:style style:name="T2" style:family="text">
      <style:text-properties officeooo:rsid="001846ec"/>
    </style:style>
    <style:style style:name="T3" style:family="text">
      <style:text-properties style:text-position="super 58%"/>
    </style:style>
    <style:style style:name="T4" style:family="text">
      <style:text-properties officeooo:rsid="001c91bb"/>
    </style:style>
    <style:style style:name="T5" style:family="text">
      <style:text-properties officeooo:rsid="001e3a76"/>
    </style:style>
    <style:style style:name="T6" style:family="text">
      <style:text-properties officeooo:rsid="001f2572"/>
    </style:style>
    <style:style style:name="T7" style:family="text">
      <style:text-properties officeooo:rsid="002084d5"/>
    </style:style>
    <style:style style:name="T8" style:family="text">
      <style:text-properties fo:font-weight="bold"/>
    </style:style>
    <style:style style:name="T9" style:family="text">
      <style:text-properties fo:font-weight="bold" officeooo:rsid="00221ca6"/>
    </style:style>
    <style:style style:name="T10" style:family="text">
      <style:text-properties style:font-name="UnDotum" fo:font-weight="bold" officeooo:rsid="00221ca6"/>
    </style:style>
    <style:style style:name="T11" style:family="text">
      <style:text-properties style:font-name="UnDotum" fo:font-weight="normal" officeooo:rsid="00221ca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Korea Maritime and Ocean Univ<text:span text:style-name="T1">ersity</text:span></text:p>
      <text:p text:style-name="P2"/>
      <text:p text:style-name="P2"/>
      <text:p text:style-name="P2"/>
      <text:p text:style-name="P8">Homework: Problem set #<text:span text:style-name="T6">3</text:span></text:p>
      <text:p text:style-name="P9"><text:span text:style-name="T11">Bézier curve</text:span> and de Casteljau algorithm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pan text:style-name="T4">Submitter ID and Name: 20150651 </text:span>Seong s<text:span text:style-name="T5">oo</text:span> park</text:p>
      <text:p text:style-name="P4">Course Name: Hull Modeling Methods for Offshore Structures</text:p>
      <text:p text:style-name="P5">Professor Name: Jong ho Nam</text:p>
      <text:p text:style-name="P6">Due Date: <text:span text:style-name="T6">Apr</text:span>. <text:span text:style-name="T7">10</text:span><text:span text:style-name="T3">th</text:span>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Dotum" svg:font-family="UnDot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1.5pt solid #000000" fo:padding="0.0201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31:08.823119913</meta:creation-date>
    <dc:date>2018-04-08T00:40:11.925234505</dc:date>
    <meta:editing-duration>PT59M25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1" meta:character-count="253" meta:non-whitespace-character-count="219"/>
  </office:meta>
</office:document-meta>
</file>